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7000001D81E79F3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style: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a1ca1" officeooo:paragraph-rsid="002a1ca1"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CellBody">
      <style:paragraph-properties style:snap-to-layout-grid="false"/>
      <style:text-properties fo:language="en" fo:country="US" officeooo:rsid="002a1ca1" officeooo:paragraph-rsid="002a1ca1" style:language-complex="ar" style:country-complex="SA"/>
    </style:style>
    <style:style style:name="P10" style:family="paragraph" style:parent-style-name="CellBody">
      <style:paragraph-properties style:snap-to-layout-grid="false"/>
      <style:text-properties style:use-window-font-color="true" fo:language="en" fo:country="US" fo:font-style="normal" style:font-style-asian="normal" style:language-complex="ar" style:country-complex="SA" style:font-style-complex="normal"/>
    </style:style>
    <style:style style:name="P11" style:family="paragraph" style:parent-style-name="CellBody">
      <style:paragraph-properties style:snap-to-layout-grid="false"/>
      <style:text-properties style:use-window-font-color="true" fo:language="en" fo:country="US" fo:font-style="normal" officeooo:rsid="003a0594" officeooo:paragraph-rsid="003a0594" style:font-style-asian="normal" style:language-complex="ar" style:country-complex="SA" style:font-style-complex="normal"/>
    </style:style>
    <style:style style:name="P12" style:family="paragraph" style:parent-style-name="Document_20_Title">
      <style:text-properties fo:language="en" fo:country="US" style:language-complex="ar" style:country-complex="SA"/>
    </style:style>
    <style:style style:name="P1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4" style:family="paragraph" style:parent-style-name="Standard">
      <style:text-properties style:font-name="Arial" fo:language="en" fo:country="US" officeooo:paragraph-rsid="001b92ce" style:language-complex="ar" style:country-complex="SA"/>
    </style:style>
    <style:style style:name="P15" style:family="paragraph" style:parent-style-name="Standard">
      <style:text-properties style:font-name="Arial" fo:language="en" fo:country="US" officeooo:rsid="001febee" officeooo:paragraph-rsid="001b92ce" style:language-complex="ar" style:country-complex="SA"/>
    </style:style>
    <style:style style:name="P16" style:family="paragraph" style:parent-style-name="Body">
      <style:text-properties officeooo:paragraph-rsid="001b92ce"/>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1b92ce"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0" style:family="paragraph" style:parent-style-name="Body">
      <style:text-properties officeooo:rsid="0026a9ad" officeooo:paragraph-rsid="0026a9ad"/>
    </style:style>
    <style:style style:name="P21" style:family="paragraph" style:parent-style-name="Body">
      <style:text-properties officeooo:rsid="0028281a" officeooo:paragraph-rsid="0028281a"/>
    </style:style>
    <style:style style:name="P22" style:family="paragraph" style:parent-style-name="Body">
      <style:text-properties style:font-name="Courier New1" officeooo:rsid="0028281a" officeooo:paragraph-rsid="0028281a"/>
    </style:style>
    <style:style style:name="P23" style:family="paragraph" style:parent-style-name="Body">
      <style:text-properties style:font-name="Courier New1" officeooo:rsid="0028281a" officeooo:paragraph-rsid="0029524b"/>
    </style:style>
    <style:style style:name="P24" style:family="paragraph" style:parent-style-name="Body">
      <style:text-properties style:font-name="Courier New1" officeooo:rsid="0029822b" officeooo:paragraph-rsid="0029822b"/>
    </style:style>
    <style:style style:name="P25" style:family="paragraph" style:parent-style-name="Body">
      <style:text-properties style:font-name="Arial" officeooo:rsid="0029524b" officeooo:paragraph-rsid="0029524b"/>
    </style:style>
    <style:style style:name="P26" style:family="paragraph" style:parent-style-name="Body">
      <style:text-properties style:font-name="Arial" officeooo:rsid="0029822b" officeooo:paragraph-rsid="0029822b"/>
    </style:style>
    <style:style style:name="P27" style:family="paragraph" style:parent-style-name="Body">
      <style:text-properties officeooo:rsid="0029822b" officeooo:paragraph-rsid="0029822b"/>
    </style:style>
    <style:style style:name="P28" style:family="paragraph" style:parent-style-name="Body">
      <style:text-properties officeooo:rsid="00298b88" officeooo:paragraph-rsid="00298b88"/>
    </style:style>
    <style:style style:name="P29" style:family="paragraph" style:parent-style-name="Body">
      <style:text-properties officeooo:rsid="002d5663" officeooo:paragraph-rsid="002d5663"/>
    </style:style>
    <style:style style:name="P30" style:family="paragraph" style:parent-style-name="Body">
      <style:text-properties style:use-window-font-color="true" fo:language="en" fo:country="US" fo:font-style="normal" officeooo:rsid="0031e4a5" officeooo:paragraph-rsid="0031e4a5" style:font-style-asian="normal" style:language-complex="ar" style:country-complex="SA" style:font-style-complex="normal"/>
    </style:style>
    <style:style style:name="P31" style:family="paragraph" style:parent-style-name="Body">
      <style:text-properties style:use-window-font-color="true" fo:language="en" fo:country="US" fo:font-style="normal" officeooo:rsid="0032c5ac" officeooo:paragraph-rsid="0032c5ac" style:font-style-asian="normal" style:language-complex="ar" style:country-complex="SA" style:font-style-complex="normal"/>
    </style:style>
    <style:style style:name="P32" style:family="paragraph" style:parent-style-name="Body">
      <style:text-properties style:use-window-font-color="true" fo:language="en" fo:country="US" fo:font-style="normal" officeooo:rsid="00339ebd" officeooo:paragraph-rsid="00339ebd" style:font-style-asian="normal" style:language-complex="ar" style:country-complex="SA" style:font-style-complex="normal"/>
    </style:style>
    <style:style style:name="P33" style:family="paragraph" style:parent-style-name="Body">
      <style:text-properties style:use-window-font-color="true" fo:language="en" fo:country="US" fo:font-style="normal" officeooo:rsid="0035a759" officeooo:paragraph-rsid="0035a759" style:font-style-asian="normal" style:language-complex="ar" style:country-complex="SA" style:font-style-complex="normal"/>
    </style:style>
    <style:style style:name="P34" style:family="paragraph" style:parent-style-name="Standard" style:list-style-name="L2">
      <style:text-properties style:use-window-font-color="true" fo:language="en" fo:country="US" fo:font-style="normal" officeooo:rsid="002a1ca1" officeooo:paragraph-rsid="00339ebd" style:font-style-asian="normal" style:language-complex="ar" style:country-complex="SA" style:font-style-complex="normal"/>
    </style:style>
    <style:style style:name="P35" style:family="paragraph" style:parent-style-name="Standard" style:list-style-name="WW8Num3">
      <style:text-properties officeooo:rsid="002a1ca1" officeooo:paragraph-rsid="002a1ca1"/>
    </style:style>
    <style:style style:name="P36" style:family="paragraph" style:parent-style-name="Heading_20_1">
      <style:text-properties fo:language="en" fo:country="US" style:language-complex="ar" style:country-complex="SA"/>
    </style:style>
    <style:style style:name="P37" style:family="paragraph" style:parent-style-name="Heading_20_1">
      <style:paragraph-properties fo:break-before="page"/>
      <style:text-properties fo:language="en" fo:country="US" style:language-complex="ar" style:country-complex="SA"/>
    </style:style>
    <style:style style:name="P38" style:family="paragraph" style:parent-style-name="Heading_20_2">
      <style:text-properties fo:language="en" fo:country="US" style:language-complex="ar" style:country-complex="SA"/>
    </style:style>
    <style:style style:name="P39" style:family="paragraph" style:parent-style-name="Heading_20_2">
      <style:text-properties fo:language="en" fo:country="US" officeooo:rsid="0021c380" officeooo:paragraph-rsid="001b92ce" style:language-complex="ar" style:country-complex="SA"/>
    </style:style>
    <style:style style:name="P40" style:family="paragraph" style:parent-style-name="Heading_20_2">
      <style:text-properties fo:language="en" fo:country="US" officeooo:rsid="001febee" officeooo:paragraph-rsid="001b92ce" style:language-complex="ar" style:country-complex="SA"/>
    </style:style>
    <style:style style:name="P41" style:family="paragraph" style:parent-style-name="Heading_20_2">
      <style:text-properties officeooo:rsid="0026a9ad" officeooo:paragraph-rsid="0026a9ad"/>
    </style:style>
    <style:style style:name="P42" style:family="paragraph" style:parent-style-name="Heading_20_2">
      <style:text-properties officeooo:rsid="0028281a" officeooo:paragraph-rsid="0028281a"/>
    </style:style>
    <style:style style:name="P43" style:family="paragraph" style:parent-style-name="Heading_20_2">
      <style:text-properties officeooo:rsid="0029524b" officeooo:paragraph-rsid="0029524b"/>
    </style:style>
    <style:style style:name="P44" style:family="paragraph" style:parent-style-name="Heading_20_2">
      <style:text-properties officeooo:rsid="00298b88" officeooo:paragraph-rsid="00298b88"/>
    </style:style>
    <style:style style:name="P45" style:family="paragraph" style:parent-style-name="Heading_20_2">
      <style:text-properties officeooo:rsid="002d5663" officeooo:paragraph-rsid="002d5663"/>
    </style:style>
    <style:style style:name="P46" style:family="paragraph" style:parent-style-name="Heading_20_2">
      <style:text-properties officeooo:rsid="002a1ca1" officeooo:paragraph-rsid="002a1ca1"/>
    </style:style>
    <style:style style:name="P47" style:family="paragraph" style:parent-style-name="Body" style:list-style-name="L1">
      <style:text-properties style:use-window-font-color="true" fo:language="en" fo:country="US" fo:font-style="normal" officeooo:rsid="0032c5ac" officeooo:paragraph-rsid="0032c5ac" style:font-style-asian="normal" style:language-complex="ar" style:country-complex="SA" style:font-style-complex="normal"/>
    </style:style>
    <style:style style:name="P48" style:family="paragraph" style:parent-style-name="Body" style:list-style-name="L2">
      <style:text-properties style:use-window-font-color="true" fo:language="en" fo:country="US" fo:font-style="normal" officeooo:rsid="00339ebd" officeooo:paragraph-rsid="00339ebd" style:font-style-asian="normal" style:language-complex="ar" style:country-complex="SA" style:font-style-complex="normal"/>
    </style:style>
    <style:style style:name="P49" style:family="paragraph" style:parent-style-name="Body">
      <style:text-properties style:use-window-font-color="true" fo:language="en" fo:country="US" fo:font-style="normal" officeooo:rsid="0036a2b3" officeooo:paragraph-rsid="0036a2b3" style:font-style-asian="normal" style:language-complex="ar" style:country-complex="SA" style:font-style-complex="normal"/>
    </style:style>
    <style:style style:name="P50" style:family="paragraph" style:parent-style-name="Body" style:list-style-name="L3">
      <style:text-properties fo:language="en" fo:country="US" officeooo:rsid="00339ebd" officeooo:paragraph-rsid="00339ebd" style:language-complex="ar" style:country-complex="SA"/>
    </style:style>
    <style:style style:name="P51" style:family="paragraph" style:parent-style-name="Body" style:list-style-name="L4">
      <style:text-properties officeooo:rsid="00298b88" officeooo:paragraph-rsid="00298b88"/>
    </style:style>
    <style:style style:name="P52" style:family="paragraph" style:parent-style-name="Body" style:list-style-name="L4">
      <style:text-properties officeooo:rsid="002a1ca1" officeooo:paragraph-rsid="002a1ca1"/>
    </style:style>
    <style:style style:name="P53" style:family="paragraph" style:parent-style-name="Body" style:list-style-name="L5">
      <style:text-properties officeooo:rsid="002a1ca1" officeooo:paragraph-rsid="002a1ca1"/>
    </style:style>
    <style:style style:name="P54" style:family="paragraph" style:parent-style-name="Body" style:list-style-name="L4">
      <style:text-properties officeooo:rsid="002b588f" officeooo:paragraph-rsid="002b588f"/>
    </style:style>
    <style:style style:name="P55" style:family="paragraph" style:parent-style-name="Body" style:list-style-name="L4">
      <style:text-properties officeooo:rsid="002d5663" officeooo:paragraph-rsid="002d5663"/>
    </style:style>
    <style:style style:name="P56" style:family="paragraph" style:parent-style-name="Abstract">
      <style:text-properties fo:language="en" fo:country="US" officeooo:rsid="00255992" officeooo:paragraph-rsid="00255992" style:language-complex="ar" style:country-complex="SA"/>
    </style:style>
    <style:style style:name="P5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60" style:family="paragraph" style:parent-style-name="CellBody">
      <style:paragraph-properties style:snap-to-layout-grid="false"/>
      <style:text-properties style:use-window-font-color="true" fo:language="en" fo:country="US" fo:font-style="normal" officeooo:rsid="003a0594" officeooo:paragraph-rsid="003a0594" style:font-style-asian="normal" style:language-complex="ar" style:country-complex="SA" style:font-style-complex="normal"/>
    </style:style>
    <style:style style:name="P61"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19f0d1" style:font-size-asian="10pt" style:font-style-asian="italic" style:font-weight-asian="normal"/>
    </style:style>
    <style:style style:name="T5" style:family="text">
      <style:text-properties fo:color="#ff0000" fo:font-style="italic" style:font-style-asian="italic"/>
    </style:style>
    <style:style style:name="T6" style:family="text">
      <style:text-properties fo:color="#ff0000" fo:font-style="italic" fo:font-weight="bold" style:font-style-asian="italic" style:font-weight-asian="bold"/>
    </style:style>
    <style:style style:name="T7" style:family="text">
      <style:text-properties fo:language="en" fo:country="US" officeooo:rsid="001febee" style:language-complex="ar" style:country-complex="SA"/>
    </style:style>
    <style:style style:name="T8" style:family="text">
      <style:text-properties style:font-name="Courier New"/>
    </style:style>
    <style:style style:name="T9" style:family="text">
      <style:text-properties officeooo:rsid="0029524b"/>
    </style:style>
    <style:style style:name="T10" style:family="text">
      <style:text-properties officeooo:rsid="002a1ca1"/>
    </style:style>
    <style:style style:name="T11" style:family="text">
      <style:text-properties officeooo:rsid="002bbd82"/>
    </style:style>
    <style:style style:name="T12" style:family="text">
      <style:text-properties officeooo:rsid="002bf5d4"/>
    </style:style>
    <style:style style:name="T13" style:family="text">
      <style:text-properties officeooo:rsid="002ff81b"/>
    </style:style>
    <style:style style:name="T14" style:family="text">
      <style:text-properties officeooo:rsid="0032c5ac"/>
    </style:style>
    <style:style style:name="T15" style:family="text">
      <style:text-properties officeooo:rsid="0036a2b3"/>
    </style:style>
    <style:style style:name="T16" style:family="text">
      <style:text-properties officeooo:rsid="00370366"/>
    </style:style>
    <style:style style:name="T17" style:family="text">
      <style:text-properties officeooo:rsid="00387526"/>
    </style:style>
    <style:style style:name="T18" style:family="text">
      <style:text-properties officeooo:rsid="003a0594"/>
    </style:style>
    <style:style style:name="T19" style:family="text">
      <style:text-properties officeooo:rsid="003c91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2" draw:name="graphics1" text:anchor-type="paragraph" svg:width="7in" svg:height="3.1075in" draw:z-index="0"><draw:image xlink:href="Pictures/1000020100000427000001D81E79F30D.png" xlink:type="simple" xlink:show="embed" xlink:actuate="onLoad"/></draw:frame></text:p>
      <text:p text:style-name="P12"><text:user-defined style:data-style-name="N0" text:name="RFP Title">Log Service Update</text:user-defined></text:p>
      <text:p text:style-name="P12"><text:span text:style-name="T2">Draft<text:line-break/><text:line-break/></text:span><text:span text:style-name="T2"><text:page-count style:num-format="1">9</text:page-count></text:span><text:span text:style-name="T2"> Pages</text:span></text:p>
      <text:p text:style-name="P12"><text:span text:style-name="T3">Text in Red is here to help you. Delete it when you have followed the instructions. <text:line-break/>The &lt;</text:span><text:span text:style-name="T4">RFP</text:span><text:span text:style-name="T3"> Title&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text:span></text:p>
      <text:p text:style-name="P7">Abstract</text:p>
      <text:p text:style-name="P56">Log Service has an important role in the software deployment. It can discover the reason for a blocker issue. The current deployments are using various log API like: Log4j 2, SLF4J/Logback, Equinox Log etc. The evolution of the log API calls for new Log Service requirements. This document contains proposal for updates to improve the Log Service usage.</text:p>
      <text:h text:style-name="P37" text:outline-level="1" text:restart-numbering="true" text:start-value="-1">Document Information</text:h>
      <text:h text:style-name="P39" text:outline-level="2">License</text:h>
      <text:p text:style-name="P19">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text:soft-page-break/>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5">I HEREBY ACKNOWLEDGE AND AGREE TO THE TERMS AND CONDITIONS DELINEATED ABOVE.</text:p>
      <text:h text:style-name="P40"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P16"><text:span text:style-name="T7">This document can be downloaded from the OSGi Alliance design repository at </text:span><text:a xlink:type="simple" xlink:href="https://github.com/osgi/design"><text:span text:style-name="T7">https://github.com/osgi/design</text:span></text:a><text:span text:style-name="T7"> The public can provide feedback about this document by opening a bug at https://www.osgi.org/bugzilla/.</text:span></text:p>
      <text:h text:style-name="P3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7">0 Document Information<text:tab/>2</text:p>
          <text:p text:style-name="P58">0.1 License<text:tab/>2</text:p>
          <text:p text:style-name="P58">0.2 Trademarks<text:tab/>3</text:p>
          <text:p text:style-name="P58">0.3 Feedback<text:tab/>3</text:p>
          <text:p text:style-name="P58">0.4 Table of Contents<text:tab/>3</text:p>
          <text:p text:style-name="P58">0.5 Terminology and Document Conventions<text:tab/>4</text:p>
          <text:p text:style-name="P58"><text:soft-page-break/>0.6 Revision History<text:tab/>4</text:p>
          <text:p text:style-name="P57">1 Introduction<text:tab/>5</text:p>
          <text:p text:style-name="P57">2 Application Domain<text:tab/>5</text:p>
          <text:p text:style-name="P58">2.1 Terminology + Abbreviations<text:tab/>5</text:p>
          <text:p text:style-name="P57">3 Problem Description<text:tab/>6</text:p>
          <text:p text:style-name="P57">4 Use Cases<text:tab/>6</text:p>
          <text:p text:style-name="P58">4.1 Single OSGi Log<text:tab/>6</text:p>
          <text:p text:style-name="P58">4.2 Log Service Availability<text:tab/>6</text:p>
          <text:p text:style-name="P58">4.3 Log Message Parameterization<text:tab/>6</text:p>
          <text:p text:style-name="P58">4.4 Named Log Service<text:tab/>7</text:p>
          <text:p text:style-name="P58">4.5 Log Entry Enhancement<text:tab/>7</text:p>
          <text:p text:style-name="P58">4.6 Multiple Log Services<text:tab/>7</text:p>
          <text:p text:style-name="P57">5 Requirements<text:tab/>7</text:p>
          <text:p text:style-name="P58">5.1 Application Requirements<text:tab/>7</text:p>
          <text:p text:style-name="P58">5.2 Log Entry Requirements<text:tab/>8</text:p>
          <text:p text:style-name="P57">6 Document Support<text:tab/>8</text:p>
          <text:p text:style-name="P58">6.1 References<text:tab/>8</text:p>
          <text:p text:style-name="P58">6.2 Author’s Address<text:tab/>8</text:p>
          <text:p text:style-name="P58">6.3 End of Document<text:tab/>9</text:p>
        </text:index-body>
      </text:table-of-content>
      <text:p text:style-name="P17"/>
      <text:h text:style-name="P38"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7"><text:span text:style-name="T8">Source code is shown in this typeface</text:span>.</text:p>
      <text:h text:style-name="P38"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10"><text:span text:style-name="T18">Sep</text:span> <text:span text:style-name="T18">17</text:span> <text:span text:style-name="T18">2014</text:span></text:p>
          </table:table-cell>
          <table:table-cell table:style-name="Table1.C1" office:value-type="string">
            <text:p text:style-name="P11">Initial version introduced on F2F Meeting in Madrid, Spain hosted by Liferay, September 9-11, 2014.</text:p>
            <text:p text:style-name="P11">Evgeni Grigorov, ProSyst Software, e.grigorov@prosyst.com</text:p>
          </table:table-cell>
        </table:table-row>
      </table:table>
      <text:p text:style-name="P17"/>
      <text:h text:style-name="P36" text:outline-level="1"><text:soft-page-break/>Introduction</text:h>
      <text:p text:style-name="P30">It's a great feature that OSGi Log Service is available in the OSGi service registry. Many providers can register their implementations at the same time. The services can be unregistered and registered to provides some updates. That dynamism is good for the providers, but complicates the applications logging.</text:p>
      <text:p text:style-name="P30">When the logging is the next application step, the hard work begins. <text:span text:style-name="T14">The application should track the Log Service from the OSGi service registry. </text:span>If there are no Log Services, the application should buffer or print the log message. If there are more than one Log Service<text:span text:style-name="T14">s</text:span>, the application should log the message through all of them.</text:p>
      <text:p text:style-name="P31">Those complications can be cleared and single API can be introduced. The new interface can be used by the framework and all active bundles. There will be single log entry point.</text:p>
      <text:h text:style-name="P36" text:outline-level="1">Application Domain</text:h>
      <text:p text:style-name="P31">Most of the applications are using the well-known logging API like Log4j 2 and SLF4J/Logback. They expect to have simple and static way to receive a logger. The applications request different loggers for their internal modules. The log messages are going to be more and more flexible with support of:</text:p>
      <text:list xml:id="list5420696105757034604" text:style-name="L1">
        <text:list-item>
          <text:p text:style-name="P47">Parametrization – the message can be filled with different parameters at runtime.</text:p>
        </text:list-item>
        <text:list-item>
          <text:p text:style-name="P47"><text:s/>Context – the message is automatically assigned to a context with additional details like thread info.</text:p>
        </text:list-item>
      </text:list>
      <text:p text:style-name="P32">List of currently used logging frameworks:</text:p>
      <text:list xml:id="list8986303423746400164" text:style-name="L2">
        <text:list-item>
          <text:p text:style-name="P48">Log4j and the next version Log4j 2</text:p>
        </text:list-item>
        <text:list-item>
          <text:p text:style-name="P48">SLF4J and the update Logback</text:p>
        </text:list-item>
        <text:list-item>
          <text:p text:style-name="P48">Java 2 Logging API</text:p>
        </text:list-item>
        <text:list-item>
          <text:p text:style-name="P34">Equinox Log Service (org.eclipse.equinox.log)</text:p>
        </text:list-item>
      </text:list>
      <text:h text:style-name="P38" text:outline-level="2">Terminology + Abbreviations</text:h>
      <text:list xml:id="list8881156253168507112" text:style-name="L3">
        <text:list-item>
          <text:p text:style-name="P50">SLF4J - Simple Logging Facade for Java</text:p>
        </text:list-item>
      </text:list>
      <text:h text:style-name="P36" text:outline-level="1"><text:soft-page-break/>Problem Description</text:h>
      <text:p text:style-name="P33">The current OSGi approach about the logging facilities is convenient for the Log Service providers, but <text:span text:style-name="T15">complicates the consumers. It can be improved to minimize the logging source code, to simplify the usage and to keep the application source code clean and readable.</text:span></text:p>
      <text:p text:style-name="P49">The applications have an issue if the Log Service is missing. They need to buffer the log entries or print them on the console. If more than one Log Service is available, all of them have to be notified in case of new log entry. Debugging is all about the process to discover new defects and there is a need for as much as possible information. The log messages can be colored with additional details like thread info, log name, context etc.</text:p>
      <text:h text:style-name="P36" text:outline-level="1">Use Cases</text:h>
      <text:h text:style-name="P41" text:outline-level="2">Single OSGi Log</text:h>
      <text:p text:style-name="P20"><text:span text:style-name="T12">The </text:span>OSGi framework integrator would like to have <text:span text:style-name="T12">a </text:span>single Log Service. It'll simplify the log configuration and will place all log messages in a single place. Currently, the bundles are using <text:span text:style-name="T12">the </text:span>Log Service, but the framework (system bundle) is using <text:span text:style-name="T11">another </text:span>own logger.</text:p>
      <text:h text:style-name="P42" text:outline-level="2">Log Service Availability</text:h>
      <text:p text:style-name="P21"><text:span text:style-name="T12">The </text:span>OSGi framework is a dynamic environment. The services can be registered and unregistered over and over again. The Log Service is not an exception. The bundles must be prepared with <text:span text:style-name="T12">a </text:span>backup log option in case of missing Log Service. It complicates the implementation and often there are some Log Service wrappers to handle this <text:span text:style-name="T12">scenario</text:span>.</text:p>
      <text:h text:style-name="P42" text:outline-level="2">Log Message Parameterization</text:h>
      <text:p text:style-name="P21">The bundle implementation has detailed log. The source code is not readable and <text:span text:style-name="T9">hides the real flow</text:span> because of a lot of:</text:p>
      <text:p text:style-name="P22">if (isDebugEnabled) {</text:p>
      <text:p text:style-name="P22"><text:s text:c="2"/>logger.debug(“<text:span text:style-name="T9">File:“ + fileName + “ has been processed.”);</text:span></text:p>
      <text:p text:style-name="P22">}</text:p>
      <text:p text:style-name="P25">The source code will <text:span text:style-name="T12">be</text:span> much clear <text:span text:style-name="T12">i</text:span>f this debug is repl<text:span text:style-name="T12">a</text:span>ced by:</text:p>
      <text:p text:style-name="P23"><text:soft-page-break/>logger.debug(“<text:span text:style-name="T9">File:{} has been processed.”, fileName);</text:span></text:p>
      <text:h text:style-name="P43" text:outline-level="2">Named Log Service</text:h>
      <text:p text:style-name="P27">The application bundle is internally organized in modules. There are: configuration, db and UI modules. Each module needs own logger to log the application flow. Currently, all modules are sharing the same Log Service and are using a message prefix to mark that the message is coming from the given module. An example:</text:p>
      <text:p text:style-name="P24">logger.info(“[DB] Database has been restored.”)</text:p>
      <text:p text:style-name="P26">It'll be convenient to request the logger with a name. The name can be mapped to the bundle internal module name. The prefix <text:span text:style-name="T12">from the example</text:span> will be redundant then.</text:p>
      <text:h text:style-name="P44" text:outline-level="2">Log Entry Enhancement</text:h>
      <text:p text:style-name="P28">The system doesn't have an option for remote debug and there is only one option, activated debug. The debug messages must contain as much as possible details like: thread info, logger name, sequence number etc. Currently, those details are missing in OSGi LogEntry and custom solutions are used.</text:p>
      <text:h text:style-name="P45" text:outline-level="2">Multiple Log Services</text:h>
      <text:p text:style-name="P29">The application bundle has a critical log message. The OSGi framework maintains a few Log Services. The application bundle should visit all Log Services to submit the message. That scenario can be simplified and automated.</text:p>
      <text:h text:style-name="P36" text:outline-level="1">Requirements</text:h>
      <text:h text:style-name="P44" text:outline-level="2">Application Requirements</text:h>
      <text:list xml:id="list664054279971960925" text:style-name="L4">
        <text:list-item>
          <text:p text:style-name="P51">The solution SHOULD provide an option for <text:span text:style-name="T12">a </text:span>single OSGi Log. Log can be used by the bundles and OSGi framework itself (system bundle).</text:p>
        </text:list-item>
        <text:list-item>
          <text:p text:style-name="P51">The solution SHOULD guarantee the availability of the <text:span text:style-name="T16">OSGi </text:span>Log. In this way, the applications can have the assumption that there is always <text:span text:style-name="T17">OSGi </text:span>Log.</text:p>
        </text:list-item>
        <text:list-item>
          <text:p text:style-name="P51">The solution SHOULD provide an option for parameterized log messages.</text:p>
        </text:list-item>
        <text:list-item>
          <text:p text:style-name="P51">The solution SHOULD <text:span text:style-name="T12">provide </text:span>an option for name association with the logger i.e. name<text:span text:style-name="T10">d logger.</text:span></text:p>
        </text:list-item>
        <text:list-item>
          <text:p text:style-name="P52">The solution <text:span text:style-name="T19">MAY</text:span> provide new log levels like: trace.</text:p>
        </text:list-item>
        <text:list-item>
          <text:p text:style-name="P54">The solution MUST use <text:span text:style-name="T12">OSGi </text:span>whiteboard pattern for the Log Listener.</text:p>
        </text:list-item>
        <text:list-item>
          <text:p text:style-name="P55"><text:soft-page-break/>The solution SHOULD provide a mechanism for <text:span text:style-name="T13">a </text:span>notification of multiple Log Services.</text:p>
        </text:list-item>
      </text:list>
      <text:h text:style-name="P46" text:outline-level="2">Log Entry Requirements</text:h>
      <text:list xml:id="list5010033343317149710" text:style-name="L5">
        <text:list-item>
          <text:p text:style-name="P53">The solution SHOULD provide <text:span text:style-name="T12">the long entry with </text:span>thread info.</text:p>
        </text:list-item>
        <text:list-item>
          <text:p text:style-name="P53">The solution <text:span text:style-name="T19">MAY</text:span> provide location info like class, method etc.</text:p>
        </text:list-item>
        <text:list-item>
          <text:p text:style-name="P53">The solution SHOULD provide <text:span text:style-name="T12">the </text:span>log entry <text:span text:style-name="T12">with a</text:span> sequence number.</text:p>
        </text:list-item>
        <text:list-item>
          <text:p text:style-name="P53">The solution SHOULD provide <text:span text:style-name="T12">the log entry with a </text:span>logger name.</text:p>
        </text:list-item>
      </text:list>
      <text:h text:style-name="P36" text:outline-level="1">Document Support</text:h>
      <text:h text:style-name="P38" text:outline-level="2">References</text:h>
      <text:list xml:id="list6835923622191870885" text:style-name="WW8Num3">
        <text:list-item>
          <text:p text:style-name="P61"><text:bookmark-start text:name="_Ref493020620"/>Bradner, S., Key words for use in RFCs to Indicate Requirement Levels, RFC2119, March 1997.<text:bookmark-end text:name="_Ref493020620"/></text:p>
        </text:list-item>
        <text:list-item>
          <text:p text:style-name="P61">Software Requirements &amp; Specifications. Michael Jackson. ISBN 0-201-87712-0</text:p>
        </text:list-item>
        <text:list-item>
          <text:p text:style-name="P35"><text:a xlink:type="simple" xlink:href="https://issues.apache.org/jira/browse/FELIX-536">https://issues.apache.org/jira/browse/FELIX-536</text:a></text:p>
        </text:list-item>
        <text:list-item>
          <text:p text:style-name="P35">SLF4J, <text:a xlink:type="simple" xlink:href="http://www.slf4j.org/">http://www.slf4j.org</text:a></text:p>
        </text:list-item>
        <text:list-item>
          <text:p text:style-name="P35">Apache Log4j 2, <text:a xlink:type="simple" xlink:href="http://logging.apache.org/log4j/2.x/">http://logging.apache.org/log4j/2.x/</text:a></text:p>
        </text:list-item>
        <text:list-item>
          <text:p text:style-name="P35">Equinox Log Service (org.eclipse.equinox.log)</text:p>
        </text:list-item>
      </text:list>
      <text:p text:style-name="P17"><text:span text:style-name="T5">Add references simply by adding new items. You can then cross-refer to them by chosing &lt;Insert&gt;&lt;Cross Reference&gt;&lt;Numbered Item&gt; and then selecting the paragraph. </text:span><text:span text:style-name="T6">STATIC REFERENCES (I.E. BODGED) ARE NOT ACCEPTABLE, SOMEONE WILL HAVE TO UPDATE THEM LATER, SO DO IT PROPERLY NOW.</text:span></text:p>
      <text:h text:style-name="P38" text:outline-level="2">Author’s Address</text:h>
      <text:p text:style-name="P17"/>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6">Evgeni Grigorov</text:p>
          </table:table-cell>
        </table:table-row>
        <table:table-row table:style-name="Table2.1">
          <table:table-cell table:style-name="Table2.A1" office:value-type="string">
            <text:p text:style-name="P5">Company</text:p>
          </table:table-cell>
          <table:table-cell table:style-name="Table2.B1" office:value-type="string">
            <text:p text:style-name="P6">ProSyst Software</text:p>
          </table:table-cell>
        </table:table-row>
        <table:table-row table:style-name="Table2.1">
          <table:table-cell table:style-name="Table2.A1" office:value-type="string">
            <text:p text:style-name="P5">Address</text:p>
          </table:table-cell>
          <table:table-cell table:style-name="Table2.B1" office:value-type="string">
            <text:p text:style-name="P6">Aachenerstr. 222, 50935 Cologne, Germany</text:p>
          </table:table-cell>
        </table:table-row>
        <table:table-row table:style-name="Table2.1">
          <table:table-cell table:style-name="Table2.A1" office:value-type="string">
            <text:p text:style-name="P5">Voice</text:p>
          </table:table-cell>
          <table:table-cell table:style-name="Table2.B1" office:value-type="string">
            <text:p text:style-name="P6">+49 221 6604 501</text:p>
          </table:table-cell>
        </table:table-row>
        <table:table-row table:style-name="Table2.1">
          <table:table-cell table:style-name="Table2.A1" office:value-type="string">
            <text:p text:style-name="P8">e-mail</text:p>
          </table:table-cell>
          <table:table-cell table:style-name="Table2.B1" office:value-type="string">
            <text:p text:style-name="P9">e.grigorov@prosyst.com</text:p>
          </table:table-cell>
        </table:table-row>
      </table:table>
      <text:p text:style-name="P17"/>
      <text:h text:style-name="P38"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01in" fo:margin-bottom="0.0701in" style:contextual-spacing="false"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style: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0">
      <number:day/>
      <number:text> </number:text>
      <number:month number:style="long" number:textual="true"/>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8"><draw:image xlink:href="Pictures/1000020100000427000001D81E79F30D.png" xlink:type="simple" xlink:show="embed" xlink:actuate="onLoad"/></draw:frame><text:tab/><text:user-defined style:data-style-name="N0" text:name="RFP Title">Log Service Update</text:user-defined><text:tab/>Page <text:page-number text:select-page="current">9</text:page-number> of <text:page-count style:num-format="1">9</text:page-count></text:p>
        <text:p text:style-name="Header"/>
        <text:p text:style-name="Header"><text:tab/>Draft<text:tab/><text:modification-date style:data-style-name="N120">17 September 2014</text:modification-date></text:p>
      </style:header>
      <style:footer>
        <text:p text:style-name="MP1">Copyright © <text:span text:style-name="MT1">OSGi Alliance </text:span><text:span text:style-name="MT1"><text:modification-date style:data-style-name="N121">2014</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4</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14-09-07T16:01:39.547717199</meta:creation-date>
    <meta:editing-cycles>20</meta:editing-cycles>
    <meta:editing-duration>PT4H58M10S</meta:editing-duration>
    <dc:date>2014-09-17T14:38:24.476862667</dc:date>
    <meta:document-statistic meta:table-count="2" meta:image-count="2" meta:object-count="0" meta:page-count="9" meta:paragraph-count="135" meta:word-count="2352" meta:character-count="14772" meta:non-whitespace-character-count="12576"/>
    <meta:user-defined meta:name="Info"/>
    <meta:user-defined meta:name="Info 3"/>
    <meta:user-defined meta:name="Info 4"/>
    <meta:user-defined meta:name="RFP Title">Log Service Update</meta:user-defined>
  </office:meta>
</office:document-meta>
</file>